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table:number-columns-repeated="6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table:number-columns-repeated="6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table:number-columns-repeated="6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table:number-columns-repeated="6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00-00-00</text:date>, <text:time style:data-style-name="N2" text:time-value="10:59:55.447867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0:22:06.813896909</meta:creation-date>
    <dc:date>2018-10-08T11:46:42.474242777</dc:date>
    <meta:editing-duration>PT1H5M19S</meta:editing-duration>
    <meta:editing-cycles>15</meta:editing-cycles>
    <meta:generator>LibreOffice/6.0.3.2$Linux_X86_64 LibreOffice_project/00m0$Build-2</meta:generator>
    <meta:document-statistic meta:table-count="1" meta:cell-count="1053" meta:object-count="0"/>
  </office:meta>
</office:document-meta>
</file>